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2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4" style:family="table-cell" style:parent-style-name="Default" style:data-style-name="N10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0"/>
        <table:table-column table:style-name="co10" table:default-cell-style-name="ce1"/>
        <table:table-column table:style-name="co11" table:default-cell-style-name="ce30"/>
        <table:table-column table:style-name="co12" table:default-cell-style-name="ce1"/>
        <table:table-column table:style-name="co13" table:default-cell-style-name="ce1"/>
        <table:table-column table:style-name="co14" table:default-cell-style-name="ce30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6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6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39" table:number-columns-repeated="52"/>
          <table:table-cell table:style-name="ce4" table:number-columns-repeated="525"/>
          <table:table-cell table:style-name="ce39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40" table:number-columns-repeated="577"/>
          <table:table-cell table:style-name="ce39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.01">
            <text:p>0.01</text:p>
          </table:table-cell>
          <table:table-cell table:style-name="ce40" table:number-columns-repeated="577"/>
          <table:table-cell table:style-name="ce39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6" office:value-type="string">
            <text:p>(-5,5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5" office:value-type="string">
            <text:p>(-5,5)</text:p>
          </table:table-cell>
          <table:table-cell table:style-name="ce2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6" office:value-type="string">
            <text:p>(-5,5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5" office:value-type="string">
            <text:p>(-5,5)</text:p>
          </table:table-cell>
          <table:table-cell table:style-name="ce26" office:value-type="string">
            <text:p>128</text:p>
          </table:table-cell>
          <table:table-cell table:style-name="ce38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DiscontinuousFunc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1/12/2024</text:date>, <text:time>16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2T16:42:14</dc:date>
    <meta:editing-cycles>245</meta:editing-cycles>
    <meta:editing-duration>PT6H11M59S</meta:editing-duration>
    <meta:document-statistic meta:table-count="1" meta:cell-count="537" meta:object-count="0"/>
  </office:meta>
</office:document-meta>
</file>